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1" svg:font-family="'Lucid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P1" style:family="paragraph" style:parent-style-name="Standard">
      <style:text-properties style:font-name="Arial Unicode MS" fo:font-size="12pt" style:font-size-asian="12pt" style:font-size-complex="12pt"/>
    </style:style>
    <style:style style:name="P2" style:family="paragraph" style:parent-style-name="Standard">
      <style:text-properties style:font-name="Arial Unicode MS" fo:font-size="72pt" style:font-name-asian="Arial Unicode MS" style:font-size-asian="72pt" style:font-name-complex="Arial Unicode MS" style:font-size-complex="72pt"/>
    </style:style>
    <style:style style:name="T1" style:family="text">
      <style:text-properties style:font-name-asian="Arial Unicode MS" style:font-name-complex="Arial Unicode MS"/>
    </style:style>
    <style:style style:name="T2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betan</text:span></text:p>
      <text:p text:style-name="P2"><text:s/>༦ ༄ ༰ ཎ ཕ <text:s/>ཙ ཆ</text:p>
      <text:p text:style-name="P2"><text:span text:style-name="T2">telagu</text:span></text:p>
      <text:p text:style-name="P2">ఖ న ణ జ థ ఌ</text:p>
      <text:p text:style-name="P2">এ দ ধ ঘ চ ঠ জ ণ প</text:p>
      <text:p text:style-name="P2">ਯ ਸ ਧ ਙ ਅ ਏ ਲ ਵ ੳ</text:p>
      <text:p text:style-name="P2">ડ ધ છ લ ખ ઋ</text:p>
      <text:p text:style-name="P2">ଚ ଣ ନ ଥ ଞ ଊ</text:p>
      <text:p text:style-name="P2">ఖ న ణ జ థ ఌ</text:p>
      <text:p text:style-name="P2">ಗ ಖ ಧ ಟ ಌ ನ</text:p>
      <text:p text:style-name="P2"/>
      <text:p text:style-name="P2"><text:s/>༦ ༄ ༰ ཎ ཕ <text:s/>ཙ ཆ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1" svg:font-family="'Lucid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cid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Lucida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02T22:57:27</meta:creation-date>
    <dc:date>2006-10-03T00:19:32</dc:date>
    <dc:language>en-US</dc:language>
    <meta:editing-cycles>2</meta:editing-cycles>
    <meta:editing-duration>PT1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" meta:word-count="62" meta:character-count="132"/>
  </office:meta>
</office:document-meta>
</file>